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officeooo:rsid="00198380" officeooo:paragraph-rsid="00198380"/>
    </style:style>
    <style:style style:name="P2" style:family="paragraph" style:parent-style-name="Text_20_body">
      <style:text-properties officeooo:rsid="00198380" officeooo:paragraph-rsid="00198380"/>
    </style:style>
    <style:style style:name="P3" style:family="paragraph" style:parent-style-name="Preformatted_20_Text">
      <style:text-properties officeooo:rsid="00165de9" officeooo:paragraph-rsid="00165de9"/>
    </style:style>
    <style:style style:name="P4" style:family="paragraph" style:parent-style-name="Preformatted_20_Text">
      <style:text-properties officeooo:rsid="0016f5e0" officeooo:paragraph-rsid="0016f5e0"/>
    </style:style>
    <style:style style:name="P5" style:family="paragraph" style:parent-style-name="Preformatted_20_Text">
      <style:text-properties officeooo:rsid="00189369" officeooo:paragraph-rsid="00189369"/>
    </style:style>
    <style:style style:name="P6" style:family="paragraph" style:parent-style-name="Preformatted_20_Text">
      <style:text-properties officeooo:rsid="00189369" officeooo:paragraph-rsid="00203c9b"/>
    </style:style>
    <style:style style:name="P7" style:family="paragraph" style:parent-style-name="Preformatted_20_Text">
      <style:text-properties officeooo:paragraph-rsid="00189369"/>
    </style:style>
    <style:style style:name="P8" style:family="paragraph" style:parent-style-name="Preformatted_20_Text">
      <style:text-properties officeooo:rsid="00198380" officeooo:paragraph-rsid="00198380"/>
    </style:style>
    <style:style style:name="P9" style:family="paragraph" style:parent-style-name="Preformatted_20_Text">
      <style:text-properties fo:font-weight="bold" officeooo:rsid="00189369" officeooo:paragraph-rsid="00189369" style:font-weight-asian="bold" style:font-weight-complex="bold"/>
    </style:style>
    <style:style style:name="P10" style:family="paragraph" style:parent-style-name="Preformatted_20_Text">
      <style:text-properties officeooo:rsid="00203c9b" officeooo:paragraph-rsid="00203c9b"/>
    </style:style>
    <style:style style:name="P11" style:family="paragraph" style:parent-style-name="Preformatted_20_Text">
      <style:paragraph-properties fo:margin-top="0cm" fo:margin-bottom="0.499cm" loext:contextual-spacing="false"/>
    </style:style>
    <style:style style:name="P12" style:family="paragraph" style:parent-style-name="Preformatted_20_Text">
      <style:paragraph-properties fo:margin-top="0cm" fo:margin-bottom="0.499cm" loext:contextual-spacing="false"/>
      <style:text-properties officeooo:rsid="0021d4ec"/>
    </style:style>
    <style:style style:name="P13" style:family="paragraph" style:parent-style-name="Preformatted_20_Text">
      <style:paragraph-properties fo:margin-top="0cm" fo:margin-bottom="0.499cm" loext:contextual-spacing="false"/>
      <style:text-properties officeooo:rsid="0021d4ec" officeooo:paragraph-rsid="0021d4ec"/>
    </style:style>
    <style:style style:name="P14" style:family="paragraph" style:parent-style-name="Preformatted_20_Text">
      <style:paragraph-properties style:border-line-width-bottom="0.012cm 0.012cm 0.012cm" fo:padding="0.074cm" fo:border-left="none" fo:border-right="none" fo:border-top="none" fo:border-bottom="0.99pt double #000000" style:join-border="false"/>
      <style:text-properties officeooo:rsid="0016f5e0" officeooo:paragraph-rsid="0016f5e0"/>
    </style:style>
    <style:style style:name="P15" style:family="paragraph" style:parent-style-name="Preformatted_20_Text">
      <style:paragraph-properties style:border-line-width-bottom="0.012cm 0.012cm 0.012cm" fo:padding="0.074cm" fo:border-left="none" fo:border-right="none" fo:border-top="none" fo:border-bottom="0.99pt double #000000" style:join-border="false"/>
      <style:text-properties officeooo:rsid="00189369" officeooo:paragraph-rsid="00189369"/>
    </style:style>
    <style:style style:name="P16" style:family="paragraph" style:parent-style-name="Preformatted_20_Text">
      <style:paragraph-properties style:border-line-width-bottom="0.012cm 0.012cm 0.012cm" fo:padding="0.074cm" fo:border-left="none" fo:border-right="none" fo:border-top="none" fo:border-bottom="0.99pt double #000000" style:join-border="false"/>
      <style:text-properties officeooo:rsid="00203c9b" officeooo:paragraph-rsid="00203c9b"/>
    </style:style>
    <style:style style:name="T1" style:family="text">
      <style:text-properties officeooo:rsid="0016f5e0"/>
    </style:style>
    <style:style style:name="T2" style:family="text">
      <style:text-properties officeooo:rsid="00189369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oad the data into HBASE <text:span text:style-name="T1">which is </text:span>emp_data.csv from ftp.</text:p>
      <text:p text:style-name="P3"/>
      <text:p text:style-name="P4"><text:a xlink:type="simple" xlink:href="ftp://192.168.1.15/bigdata/emp_data.csv" text:style-name="Internet_20_link" text:visited-style-name="Visited_20_Internet_20_Link">ftp://192.168.1.15/bigdata/emp_data.csv</text:a></text:p>
      <text:p text:style-name="P4"/>
      <text:p text:style-name="P4"/>
      <text:p text:style-name="P4">load the downloaded csv file into hdfs </text:p>
      <text:p text:style-name="P4"/>
      <text:p text:style-name="P4">cd /opt/hadoop/bin</text:p>
      <text:p text:style-name="P4"/>
      <text:p text:style-name="P4"/>
      <text:p text:style-name="P4">./hadoop dfs -copyfromlocal /home/hadoop/emp_data.csv /hbaseinput</text:p>
      <text:p text:style-name="P4"/>
      <text:p text:style-name="P4">go to hbase shell</text:p>
      <text:p text:style-name="P4"/>
      <text:p text:style-name="P4">cd /opt/hadoop/hbase/bin</text:p>
      <text:p text:style-name="P4"/>
      <text:p text:style-name="P4">./hbase shell</text:p>
      <text:p text:style-name="P14"/>
      <text:p text:style-name="P4">create a table called cf <text:s/>note:you can give any name</text:p>
      <text:p text:style-name="P4"/>
      <text:p text:style-name="P7"><text:span text:style-name="T2">&gt;</text:span>c<text:span text:style-name="T3">reate 'emp_data',{NAME =&gt; 'cf'}</text:span></text:p>
      <text:p text:style-name="P7"/>
      <text:p text:style-name="P5">come out of hbase </text:p>
      <text:p text:style-name="P5"/>
      <text:p text:style-name="P5">go to <text:span text:style-name="T1">/opt/hadoop/hbase/bin</text:span></text:p>
      <text:p text:style-name="P5">Run this command</text:p>
      <text:p text:style-name="P9"/>
      <text:p text:style-name="P9"><text:s/>./hbase org.apache.hadoop.hbase.mapreduce.ImportTsv -Dimporttsv.separator=',' -Dimporttsv.columns='HBASE_ROW_KEY,cf:ename,cf:designation,cf:manager,cf:hire_date,cf:sal,cf:deptno' emp_data /hbaseinput</text:p>
      <text:p text:style-name="P9"/>
      <text:p text:style-name="P5"/>
      <text:p text:style-name="P5"/>
      <text:p text:style-name="P8">Explanation:</text:p>
      <text:p text:style-name="P1">Once we submit the job, a Map Reduce job will get started. Let’s understand each argument in more details:</text:p>
      <text:p text:style-name="Text_20_body"><text:span text:style-name="Emphasis"><text:span text:style-name="Strong_20_Emphasis">-Dimporttsv.separator</text:span></text:span> – Specify the delimiter of the source file</text:p>
      <text:p text:style-name="Text_20_body"><text:span text:style-name="Emphasis"><text:span text:style-name="Strong_20_Emphasis">-Dimporttsv.columns</text:span></text:span> – Mentioned columns name. Here if you observe, we have not mentioned empno. The Rowkey will have empno value. The row key needs to be identified using the all-caps HBASE_ROW_KEY string; otherwise, it won’t start the job.</text:p>
      <text:p text:style-name="P2">=======================</text:p>
      <text:p text:style-name="P8"/>
      <text:p text:style-name="P5"/>
      <text:p text:style-name="P5"/>
      <text:p text:style-name="P5">this command will import the data into hbase ...check by getting into hbase </text:p>
      <text:p text:style-name="P5"/>
      <text:p text:style-name="P5">./hbase shell</text:p>
      <text:p text:style-name="P5"/>
      <text:p text:style-name="P5">&gt;scan ‘emp_data’</text:p>
      <text:p text:style-name="P5">shows the loaded data in hbase</text:p>
      <text:p text:style-name="P15"/>
      <text:p text:style-name="P5"/>
      <text:p text:style-name="P5"/>
      <text:p text:style-name="P10"/>
      <text:p text:style-name="P10"/>
      <text:p text:style-name="P10"/>
      <text:p text:style-name="P10"/>
      <text:p text:style-name="P16"><text:soft-page-break/>commands to delete rows in hbase</text:p>
      <text:p text:style-name="P10"/>
      <text:p text:style-name="P16">Delete specific row</text:p>
      <text:p text:style-name="P10"/>
      <text:p text:style-name="P10">delete 'cf', '7369 ', 'hire_date’, 1559647150402</text:p>
      <text:p text:style-name="P10"/>
      <text:p text:style-name="P16">Delete entire row</text:p>
      <text:p text:style-name="P10"/>
      <text:p text:style-name="P11">deleteall '&lt;table_name&gt;', '&lt;row_key&gt;'</text:p>
      <text:p text:style-name="P11"/>
      <text:p text:style-name="P11"/>
      <text:p text:style-name="P11"/>
      <text:p text:style-name="P12">HBASE COMMANDS Tutorials</text:p>
      <text:p text:style-name="P12">=========================</text:p>
      <text:p text:style-name="P13">https://intellipaat.com/tutorial/hbase-tutorial/hbase-commands/</text:p>
      <text:p text:style-name="P11"/>
      <text:p text:style-name="P6"/>
      <text:p text:style-name="P5"/>
      <text:p text:style-name="P5"/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16:33:53.704350480</meta:creation-date>
    <dc:date>2019-06-04T17:27:05.476265722</dc:date>
    <meta:editing-duration>PT8M40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2" meta:paragraph-count="31" meta:word-count="178" meta:character-count="1462" meta:non-whitespace-character-count="1308"/>
  </office:meta>
</office:document-meta>
</file>